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o 289" table:style-name="ta1">
        <table:shapes>
          <draw:frame draw:z-index="0" draw:style-name="gr1" draw:text-style-name="P1" svg:width="15.999cm" svg:height="8.999cm" svg:x="17.798cm" svg:y="2.509cm">
            <draw:object draw:notify-on-update-of-ranges="'Modelo 289'.H2:'Modelo 289'.O2 'Modelo 289'.G3:'Modelo 289'.G3 'Modelo 289'.H3:'Modelo 289'.O3 'Modelo 289'.G4:'Modelo 289'.G4 'Modelo 289'.H4:'Modelo 289'.O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6cm" svg:x="0.298cm" svg:y="2.584cm">
            <draw:object draw:notify-on-update-of-ranges="'Modelo 289'.B4:'Modelo 289'.F4 'Modelo 289'.B3:'Modelo 289'.F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dia tempo Total</text:p>
          </table:table-cell>
          <table:table-cell office:value-type="float" office:value="22" calcext:value-type="float">
            <text:p>22</text:p>
          </table:table-cell>
          <table:table-cell office:value-type="float" office:value="14.5" calcext:value-type="float">
            <text:p>14,5</text:p>
          </table:table-cell>
          <table:table-cell office:value-type="float" office:value="7.8" calcext:value-type="float">
            <text:p>7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Threads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51724137931034" calcext:value-type="float">
            <text:p>1,51724137931034</text:p>
          </table:table-cell>
          <table:table-cell/>
          <table:table-cell table:formula="of:=[.B3]/[.D3]" office:value-type="float" office:value="2.82051282051282" calcext:value-type="float">
            <text:p>2,82051282051282</text:p>
          </table:table-cell>
          <table:table-cell/>
          <table:table-cell table:formula="of:=[.B3]/[.E3]" office:value-type="float" office:value="3.28358208955224" calcext:value-type="float">
            <text:p>3,28358208955224</text:p>
          </table:table-cell>
          <table:table-cell/>
          <table:table-cell table:formula="of:=[.B3]/[.F3]" office:value-type="float" office:value="3.85964912280702" calcext:value-type="float">
            <text:p>3,85964912280702</text:p>
          </table:table-cell>
        </table:table-row>
        <table:table-row table:style-name="ro1">
          <table:table-cell table:style-name="ce1" office:value-type="string" calcext:value-type="string">
            <text:p>Modelo 289 Pat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Modelo Ruapehu" table:style-name="ta1">
        <table:shapes>
          <draw:frame draw:z-index="0" draw:style-name="gr1" draw:text-style-name="P1" svg:width="15.999cm" svg:height="8.999cm" svg:x="17.798cm" svg:y="2.509cm">
            <draw:object draw:notify-on-update-of-ranges="'Modelo Ruapehu'.H2:'Modelo Ruapehu'.O2 'Modelo Ruapehu'.G3:'Modelo Ruapehu'.G3 'Modelo Ruapehu'.H3:'Modelo Ruapehu'.O3 'Modelo Ruapehu'.G4:'Modelo Ruapehu'.G4 'Modelo Ruapehu'.H4:'Modelo Ruapehu'.O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9cm" svg:height="9.006cm" svg:x="0.596cm" svg:y="2.258cm">
            <draw:object draw:notify-on-update-of-ranges="'Modelo Ruapehu'.B2:'Modelo Ruapehu'.F2 'Modelo Ruapehu'.B3:'Modelo Ruapehu'.F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odelo Ruapeh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dia tempo Total</text:p>
          </table:table-cell>
          <table:table-cell office:value-type="float" office:value="444.7" calcext:value-type="float">
            <text:p>444,7</text:p>
          </table:table-cell>
          <table:table-cell office:value-type="float" office:value="286.1" calcext:value-type="float">
            <text:p>286,1</text:p>
          </table:table-cell>
          <table:table-cell office:value-type="float" office:value="200.8" calcext:value-type="float">
            <text:p>200,8</text:p>
          </table:table-cell>
          <table:table-cell office:value-type="float" office:value="188.2" calcext:value-type="float">
            <text:p>188,2</text:p>
          </table:table-cell>
          <table:table-cell office:value-type="float" office:value="174.6" calcext:value-type="float">
            <text:p>174,6</text:p>
          </table:table-cell>
          <table:table-cell office:value-type="string" calcext:value-type="string">
            <text:p>Threads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55435162530584" calcext:value-type="float">
            <text:p>1,55435162530584</text:p>
          </table:table-cell>
          <table:table-cell/>
          <table:table-cell table:formula="of:=[.B3]/[.D3]" office:value-type="float" office:value="2.21464143426295" calcext:value-type="float">
            <text:p>2,21464143426295</text:p>
          </table:table-cell>
          <table:table-cell/>
          <table:table-cell table:formula="of:=[.B3]/[.E3]" office:value-type="float" office:value="2.36291179596174" calcext:value-type="float">
            <text:p>2,36291179596174</text:p>
          </table:table-cell>
          <table:table-cell/>
          <table:table-cell table:formula="of:=[.B3]/[.F3]" office:value-type="float" office:value="2.54696449026346" calcext:value-type="float">
            <text:p>2,546964490263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7:47:16.1137972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9:03:35.954835239</meta:creation-date>
    <dc:date>2021-03-14T18:05:43.109361459</dc:date>
    <meta:editing-duration>PT1H2M58S</meta:editing-duration>
    <meta:editing-cycles>9</meta:editing-cycles>
    <meta:generator>LibreOffice/6.4.6.2$Linux_X86_64 LibreOffice_project/40$Build-2</meta:generator>
    <meta:document-statistic meta:table-count="2" meta:cell-count="6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Modelo 289'.G2:'Modelo 289'.O4" chart:data-source-has-labels="both" svg:x="0.32cm" svg:y="0.18cm" svg:width="12.772cm" svg:height="8.64cm">
          <chartooo:coordinate-region svg:x="0.756cm" svg:y="0.379cm" svg:width="12.242cm" svg:height="7.794cm"/>
          <chart:axis chart:dimension="x" chart:name="primary-x" chart:style-name="ch4" chartooo:axis-type="auto">
            <chartooo:date-scale/>
            <chart:categories table:cell-range-address="'Modelo 289'.H2:'Modelo 289'.O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delo 289'.H3:'Modelo 289'.O3" chart:label-cell-address="'Modelo 289'.G3:'Modelo 289'.G3" chart:class="chart:line">
            <chart:data-point chart:repeated="8"/>
          </chart:series>
          <chart:series chart:style-name="ch7" chart:values-cell-range-address="'Modelo 289'.H4:'Modelo 289'.O4" chart:label-cell-address="'Modelo 289'.G4:'Modelo 289'.G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289'.H2:'Modelo 289'.O2</svg:desc>
                </draw:g>
              </table:table-cell>
              <table:table-cell office:value-type="float" office:value="2">
                <text:p>2</text:p>
              </table:table-cell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'Modelo 289'.G3:'Modelo 289'.G3</svg:desc>
                </draw:g>
              </table:table-cell>
              <table:table-cell office:value-type="float" office:value="1">
                <text:p>1</text:p>
                <draw:g>
                  <svg:desc>'Modelo 289'.H3:'Modelo 289'.O3</svg:desc>
                </draw:g>
              </table:table-cell>
              <table:table-cell office:value-type="float" office:value="1.51724137931034">
                <text:p>1.51724137931034</text:p>
              </table:table-cell>
              <table:table-cell office:value-type="float" office:value="NaN">
                <text:p>NaN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NaN">
                <text:p>NaN</text:p>
              </table:table-cell>
              <table:table-cell office:value-type="float" office:value="3.28358208955224">
                <text:p>3.28358208955224</text:p>
              </table:table-cell>
              <table:table-cell office:value-type="float" office:value="NaN">
                <text:p>NaN</text:p>
              </table:table-cell>
              <table:table-cell office:value-type="float" office:value="3.85964912280702">
                <text:p>3.85964912280702</text:p>
              </table:table-cell>
            </table:table-row>
            <table:table-row>
              <table:table-cell office:value-type="string">
                <text:p>Linear</text:p>
                <draw:g>
                  <svg:desc>'Modelo 289'.G4:'Modelo 289'.G4</svg:desc>
                </draw:g>
              </table:table-cell>
              <table:table-cell office:value-type="float" office:value="1">
                <text:p>1</text:p>
                <draw:g>
                  <svg:desc>'Modelo 289'.H4:'Modelo 289'.O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Modelo Ruapehu'.G2:'Modelo Ruapehu'.O4" chart:data-source-has-labels="both" svg:x="0.32cm" svg:y="0.18cm" svg:width="12.772cm" svg:height="8.64cm">
          <chartooo:coordinate-region svg:x="0.756cm" svg:y="0.379cm" svg:width="12.242cm" svg:height="7.794cm"/>
          <chart:axis chart:dimension="x" chart:name="primary-x" chart:style-name="ch4" chartooo:axis-type="auto">
            <chartooo:date-scale/>
            <chart:categories table:cell-range-address="'Modelo Ruapehu'.H2:'Modelo Ruapehu'.O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delo Ruapehu'.H3:'Modelo Ruapehu'.O3" chart:label-cell-address="'Modelo Ruapehu'.G3:'Modelo Ruapehu'.G3" chart:class="chart:line">
            <chart:data-point chart:repeated="8"/>
          </chart:series>
          <chart:series chart:style-name="ch7" chart:values-cell-range-address="'Modelo Ruapehu'.H4:'Modelo Ruapehu'.O4" chart:label-cell-address="'Modelo Ruapehu'.G4:'Modelo Ruapehu'.G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Ruapehu'.H2:'Modelo Ruapehu'.O2</svg:desc>
                </draw:g>
              </table:table-cell>
              <table:table-cell office:value-type="float" office:value="2">
                <text:p>2</text:p>
              </table:table-cell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'Modelo Ruapehu'.G3:'Modelo Ruapehu'.G3</svg:desc>
                </draw:g>
              </table:table-cell>
              <table:table-cell office:value-type="float" office:value="1">
                <text:p>1</text:p>
                <draw:g>
                  <svg:desc>'Modelo Ruapehu'.H3:'Modelo Ruapehu'.O3</svg:desc>
                </draw:g>
              </table:table-cell>
              <table:table-cell office:value-type="float" office:value="1.55435162530584">
                <text:p>1.55435162530584</text:p>
              </table:table-cell>
              <table:table-cell office:value-type="float" office:value="NaN">
                <text:p>NaN</text:p>
              </table:table-cell>
              <table:table-cell office:value-type="float" office:value="2.21464143426295">
                <text:p>2.21464143426295</text:p>
              </table:table-cell>
              <table:table-cell office:value-type="float" office:value="NaN">
                <text:p>NaN</text:p>
              </table:table-cell>
              <table:table-cell office:value-type="float" office:value="2.36291179596174">
                <text:p>2.36291179596174</text:p>
              </table:table-cell>
              <table:table-cell office:value-type="float" office:value="NaN">
                <text:p>NaN</text:p>
              </table:table-cell>
              <table:table-cell office:value-type="float" office:value="2.54696449026346">
                <text:p>2.54696449026346</text:p>
              </table:table-cell>
            </table:table-row>
            <table:table-row>
              <table:table-cell office:value-type="string">
                <text:p>Linear</text:p>
                <draw:g>
                  <svg:desc>'Modelo Ruapehu'.G4:'Modelo Ruapehu'.G4</svg:desc>
                </draw:g>
              </table:table-cell>
              <table:table-cell office:value-type="float" office:value="1">
                <text:p>1</text:p>
                <draw:g>
                  <svg:desc>'Modelo Ruapehu'.H4:'Modelo Ruapehu'.O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line" chart:row-mapping="" chart:style-name="ch1">
        <chart:title svg:x="7.237cm" svg:y="0.316cm" chart:style-name="ch2">
          <text:p>Tempo</text:p>
        </chart:title>
        <chart:plot-area chart:style-name="ch3" table:cell-range-address="'Modelo 289'.B3:'Modelo 289'.F4" chart:data-source-has-labels="row" svg:x="1.33cm" svg:y="1.275cm" svg:width="14.341cm" svg:height="6.571cm">
          <chartooo:coordinate-region svg:x="1.951cm" svg:y="1.474cm" svg:width="13.626cm" svg:height="5.725cm"/>
          <chart:axis chart:dimension="x" chart:name="primary-x" chart:style-name="ch4" chartooo:axis-type="text">
            <chart:title svg:x="7.847cm" svg:y="8.026cm" chart:style-name="ch5">
              <text:p>Threads</text:p>
            </chart:title>
            <chart:categories table:cell-range-address="'Modelo 289'.B4:'Modelo 289'.F4"/>
          </chart:axis>
          <chart:axis chart:dimension="y" chart:name="primary-y" chart:style-name="ch4">
            <chart:title svg:x="0.451cm" svg:y="6.946cm" chart:style-name="ch6">
              <text:p>Tempo de execução (segundos)</text:p>
            </chart:title>
            <chart:grid chart:style-name="ch7" chart:class="major"/>
          </chart:axis>
          <chart:series chart:style-name="ch8" chart:values-cell-range-address="'Modelo 289'.B3:'Modelo 289'.F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289'.B4:'Modelo 289'.F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22">
                <text:p>22</text:p>
                <draw:g>
                  <svg:desc>'Modelo 289'.B3:'Modelo 289'.F3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7.8">
                <text:p>7.8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line" chart:style-name="ch1">
        <chart:title svg:x="7.237cm" svg:y="0.316cm" chart:style-name="ch2">
          <text:p>Tempo</text:p>
        </chart:title>
        <chart:legend chart:legend-position="end" svg:x="13.535cm" svg:y="4.204cm" style:legend-expansion="high" chart:style-name="ch3"/>
        <chart:plot-area chart:style-name="ch4" table:cell-range-address="'Modelo Ruapehu'.B2:'Modelo Ruapehu'.F3" chart:data-source-has-labels="row" svg:x="1.33cm" svg:y="1.275cm" svg:width="11.886cm" svg:height="6.571cm">
          <chartooo:coordinate-region svg:x="2.137cm" svg:y="1.474cm" svg:width="10.985cm" svg:height="5.725cm"/>
          <chart:axis chart:dimension="x" chart:name="primary-x" chart:style-name="ch5" chartooo:axis-type="auto">
            <chartooo:date-scale/>
            <chart:title svg:x="6.62cm" svg:y="8.026cm" chart:style-name="ch6">
              <text:p>Threads</text:p>
            </chart:title>
            <chart:categories table:cell-range-address="'Modelo Ruapehu'.B2:'Modelo Ruapehu'.F2"/>
          </chart:axis>
          <chart:axis chart:dimension="y" chart:name="primary-y" chart:style-name="ch5">
            <chart:title svg:x="0.451cm" svg:y="6.946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'Modelo Ruapehu'.B3:'Modelo Ruapehu'.F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Ruapehu'.B2:'Modelo Ruapehu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444.7">
                <text:p>444.7</text:p>
                <draw:g>
                  <svg:desc>'Modelo Ruapehu'.B3:'Modelo Ruapehu'.F3</svg:desc>
                </draw:g>
              </table:table-cell>
              <table:table-cell office:value-type="float" office:value="286.1">
                <text:p>286.1</text:p>
              </table:table-cell>
              <table:table-cell office:value-type="float" office:value="200.8">
                <text:p>200.8</text:p>
              </table:table-cell>
              <table:table-cell office:value-type="float" office:value="188.2">
                <text:p>188.2</text:p>
              </table:table-cell>
              <table:table-cell office:value-type="float" office:value="174.6">
                <text:p>174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